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9bb" officeooo:paragraph-rsid="000879bb"/>
    </style:style>
    <style:style style:name="P2" style:family="paragraph" style:parent-style-name="Standard">
      <style:text-properties officeooo:paragraph-rsid="000879bb"/>
    </style:style>
    <style:style style:name="P3" style:family="paragraph" style:parent-style-name="Standard">
      <style:text-properties officeooo:paragraph-rsid="000aad86"/>
    </style:style>
    <style:style style:name="P4" style:family="paragraph" style:parent-style-name="Standard">
      <style:text-properties officeooo:rsid="000c5e75" officeooo:paragraph-rsid="000c5e75"/>
    </style:style>
    <style:style style:name="P5" style:family="paragraph" style:parent-style-name="Standard">
      <style:text-properties officeooo:rsid="000e525c" officeooo:paragraph-rsid="000879bb"/>
    </style:style>
    <style:style style:name="P6" style:family="paragraph" style:parent-style-name="Standard">
      <style:text-properties officeooo:rsid="000e525c" officeooo:paragraph-rsid="000e525c"/>
    </style:style>
    <style:style style:name="P7" style:family="paragraph" style:parent-style-name="Standard">
      <style:text-properties officeooo:paragraph-rsid="000e525c"/>
    </style:style>
    <style:style style:name="T1" style:family="text">
      <style:text-properties officeooo:rsid="000879bb"/>
    </style:style>
    <style:style style:name="T2" style:family="text">
      <style:text-properties officeooo:rsid="000a153e"/>
    </style:style>
    <style:style style:name="T3" style:family="text">
      <style:text-properties officeooo:rsid="000aad86"/>
    </style:style>
    <style:style style:name="T4" style:family="text">
      <style:text-properties officeooo:rsid="000c5e75"/>
    </style:style>
    <style:style style:name="T5" style:family="text">
      <style:text-properties officeooo:rsid="000dc593"/>
    </style:style>
    <style:style style:name="T6" style:family="text">
      <style:text-properties officeooo:rsid="000e525c"/>
    </style:style>
    <style:style style:name="T7" style:family="text">
      <style:text-properties officeooo:rsid="00136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ar Sir/Madam</text:p>
      <text:p text:style-name="P5"/>
      <text:p text:style-name="P5">I came across your posting looking for someone with experience in Node.js and I was interested in your offer.</text:p>
      <text:p text:style-name="P5"/>
      <text:p text:style-name="P2"><text:span text:style-name="T6">I have a passion for researching and learning about new programming techniques and I </text:span><text:span text:style-name="T7">was</text:span><text:span text:style-name="T6"> </text:span><text:span text:style-name="T7">drawn to your listing as I feel working for you will allow me to </text:span><text:span text:style-name="T6">be able to help many people across the country with my work, </text:span><text:span text:style-name="T7">which</text:span><text:span text:style-name="T6"> is appealing to me. In my years working with Node.js, most of my jobs have been focused around online communities. From Discord users to Twitter followers I’ve enjoyed meeting a range of different clients and influencers while building solid relations to help deliver a high-quality product. Many of the previous projects I have worked on have been run in an agile environment, so I have a fairly good understanding of how it works. I’ve even led teammates through scrum cycles in university while working on my degree.</text:span></text:p>
      <text:p text:style-name="P5"/>
      <text:p text:style-name="P5">I have a strong understanding of software design principles and strive to design a system that is optimized efficiently and designed in a way that is easy to read and maintain. I also ensure that the code I develop is highly testable and have a lot of experience in testing software both as a developer and as QA, alongside automated tests. I enjoy the challenge of optimizing code to make it more efficient as I enjoy problem-solving and I often take a systematic approach to solving these problems.</text:p>
      <text:p text:style-name="P5"/>
      <text:p text:style-name="P5">I have a lot of experience using git to manage version control and have even taught many colleagues how to use it too, as being able to use good version control is a valuable skill that I believe every developer should know to work efficiently in a team. I have also used various system design techniques to help me create and analyze the systems I have developed.</text:p>
      <text:p text:style-name="P5"/>
      <text:p text:style-name="P5"/>
      <text:p text:style-name="P5">Attached you will find a copy of my CV which goes into detail about some of my projects and awards received. I thank you for taking the time to review my application and look forward to hearing back from you soon!</text:p>
      <text:p text:style-name="P5"/>
      <text:p text:style-name="P5"/>
      <text:p text:style-name="P5">~ Charlie Ferris</text:p>
      <text:p text:style-name="P5">charlie@lavatheif.com</text:p>
      <text:p text:style-name="P5">London, UK 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09:00:38.680741104</meta:creation-date>
    <dc:date>2022-03-17T18:49:56.231934441</dc:date>
    <meta:editing-duration>PT9H6M3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52" meta:character-count="1991" meta:non-whitespace-character-count="1644"/>
  </office:meta>
</office:document-meta>
</file>